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1.261in"/>
    </style:style>
    <style:style style:name="ro8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3457in" fo:break-before="auto" style:use-optimal-row-height="false"/>
    </style:style>
    <style:style style:name="ro4" style:family="table-row">
      <style:table-row-properties style:row-height="0.3319in" fo:break-before="auto" style:use-optimal-row-height="false"/>
    </style:style>
    <style:style style:name="ro5" style:family="table-row">
      <style:table-row-properties style:row-height="0.3854in" fo:break-before="auto" style:use-optimal-row-height="false"/>
    </style:style>
    <style:style style:name="ro6" style:family="table-row">
      <style:table-row-properties style:row-height="0.372in" fo:break-before="auto" style:use-optimal-row-height="false"/>
    </style:style>
    <style:style style:name="ro7" style:family="table-row">
      <style:table-row-properties style:row-height="0.3827in" fo:break-before="auto" style:use-optimal-row-height="false"/>
    </style:style>
    <style:style style:name="ro9" style:family="table-row">
      <style:table-row-properties style:row-height="0.4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bottom"/>
      <style:paragraph-properties fo:text-align="center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08in solid #000000" style:vertical-align="middle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bottom"/>
      <style:paragraph-properties fo:text-align="center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bottom"/>
      <style:paragraph-properties fo:text-align="center"/>
      <style:text-properties fo:color="#c5000b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bottom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bottom"/>
      <style:paragraph-properties fo:text-align="center" fo:margin-left="0in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airness4x4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5" table:default-cell-style-name="ce8"/>
        <table:table-column table:style-name="co1" table:number-columns-repeated="245" table:default-cell-style-name="Default"/>
        <table:table-row table:style-name="ro2">
          <table:table-cell table:number-columns-repeated="7"/>
          <table:table-cell>
            <draw:frame table:end-cell-address="fairness4x4.N13" table:end-x="0.5524in" table:end-y="0.0106in" draw:z-index="0" draw:style-name="gr1" svg:width="5.1811in" svg:height="3.6287in" svg:x="0.7055in" svg:y="0.1362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4"/>
          <table:table-cell office:value-type="string">
            <text:p>Fairness factor 4x4 mesh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1" office:value-type="string" table:number-columns-spanned="7" table:number-rows-spanned="1">
            <text:p>Low Load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ce10"/>
          <table:covered-table-cell table:style-name="ce10"/>
          <table:covered-table-cell table:style-name="ce10"/>
          <table:table-cell table:style-name="Default" table:number-columns-repeated="4"/>
          <table:table-cell table:number-columns-repeated="245"/>
        </table:table-row>
        <table:table-row table:style-name="ro4">
          <table:table-cell table:style-name="ce2"/>
          <table:table-cell table:style-name="ce9" office:value-type="float" office:value="0.45">
            <text:p>0.45</text:p>
          </table:table-cell>
          <table:table-cell table:style-name="ce9" office:value-type="float" office:value="0.45">
            <text:p>0.45</text:p>
          </table:table-cell>
          <table:table-cell table:style-name="ce9" office:value-type="float" office:value="0.45">
            <text:p>0.45</text:p>
          </table:table-cell>
          <table:table-cell table:style-name="ce9" office:value-type="float" office:value="0.45">
            <text:p>0.45</text:p>
          </table:table-cell>
          <table:table-cell table:style-name="ce13" office:value-type="float" office:value="0.25">
            <text:p>0.25</text:p>
          </table:table-cell>
          <table:table-cell table:style-name="ce2" office:value-type="float" office:value="0.5">
            <text:p>0.5</text:p>
          </table:table-cell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3"/>
          <table:table-cell table:style-name="ce10" office:value-type="string">
            <text:p>uniform</text:p>
          </table:table-cell>
          <table:table-cell table:style-name="ce10" office:value-type="string">
            <text:p>transpose</text:p>
          </table:table-cell>
          <table:table-cell table:style-name="ce10" office:value-type="string">
            <text:p>shuffle</text:p>
          </table:table-cell>
          <table:table-cell table:style-name="ce10" office:value-type="string">
            <text:p>tornado</text:p>
          </table:table-cell>
          <table:table-cell table:style-name="ce10" office:value-type="string">
            <text:p>B-uniform</text:p>
          </table:table-cell>
          <table:table-cell table:style-name="ce10" office:value-type="string">
            <text:p>B-Tornado</text:p>
          </table:table-cell>
          <table:table-cell table:style-name="Default" table:number-columns-repeated="4"/>
          <table:table-cell table:number-columns-repeated="245"/>
        </table:table-row>
        <table:table-row table:style-name="ro6">
          <table:table-cell table:style-name="ce4" office:value-type="string">
            <text:p>MOE</text:p>
          </table:table-cell>
          <table:table-cell table:style-name="ce11" office:value-type="float" office:value="5.49273021001615">
            <text:p>5.49</text:p>
          </table:table-cell>
          <table:table-cell table:style-name="ce11" office:value-type="float" office:value="2.79830563701531">
            <text:p>2.8</text:p>
          </table:table-cell>
          <table:table-cell table:style-name="ce12" office:value-type="float" office:value="2.15497896213184">
            <text:p>2.15</text:p>
          </table:table-cell>
          <table:table-cell table:style-name="ce12" office:value-type="float" office:value="3.95870206489676">
            <text:p>3.96</text:p>
          </table:table-cell>
          <table:table-cell table:style-name="ce12" office:value-type="float" office:value="5.064039408867">
            <text:p>5.06</text:p>
          </table:table-cell>
          <table:table-cell table:style-name="ce12" office:value-type="float" office:value="3.60201511335013">
            <text:p>3.6</text:p>
          </table:table-cell>
          <table:table-cell table:style-name="Default" table:number-columns-repeated="4"/>
          <table:table-cell table:number-columns-repeated="245"/>
        </table:table-row>
        <table:table-row table:style-name="ro6">
          <table:table-cell table:style-name="ce4" office:value-type="string">
            <text:p>FVC</text:p>
          </table:table-cell>
          <table:table-cell table:style-name="ce11" office:value-type="float" office:value="6.24444444444444">
            <text:p>6.24</text:p>
          </table:table-cell>
          <table:table-cell table:style-name="ce11" office:value-type="float" office:value="2.88926553672316">
            <text:p>2.89</text:p>
          </table:table-cell>
          <table:table-cell table:style-name="ce12" office:value-type="float" office:value="3.25635593220339">
            <text:p>3.26</text:p>
          </table:table-cell>
          <table:table-cell table:style-name="ce12" office:value-type="float" office:value="6.14091680814941">
            <text:p>6.14</text:p>
          </table:table-cell>
          <table:table-cell table:style-name="ce12" office:value-type="float" office:value="4.99810606060606">
            <text:p>5</text:p>
          </table:table-cell>
          <table:table-cell table:style-name="ce12" office:value-type="float" office:value="4.30675675675676">
            <text:p>4.31</text:p>
          </table:table-cell>
          <table:table-cell table:style-name="Default" table:number-columns-repeated="4"/>
          <table:table-cell table:number-columns-repeated="245"/>
        </table:table-row>
        <table:table-row table:style-name="ro6">
          <table:table-cell table:style-name="ce4" office:value-type="string">
            <text:p>NOP</text:p>
          </table:table-cell>
          <table:table-cell table:style-name="ce11" office:value-type="float" office:value="6.61176470588235">
            <text:p>6.61</text:p>
          </table:table-cell>
          <table:table-cell table:style-name="ce11" office:value-type="float" office:value="3.31048387096774">
            <text:p>3.31</text:p>
          </table:table-cell>
          <table:table-cell table:style-name="ce12" office:value-type="float" office:value="3.56843800322061">
            <text:p>3.57</text:p>
          </table:table-cell>
          <table:table-cell table:style-name="ce12" office:value-type="float" office:value="6.50721153846154">
            <text:p>6.51</text:p>
          </table:table-cell>
          <table:table-cell table:style-name="ce12" office:value-type="float" office:value="6.26567164179104">
            <text:p>6.27</text:p>
          </table:table-cell>
          <table:table-cell table:style-name="ce12" office:value-type="float" office:value="4.44601769911504">
            <text:p>4.45</text:p>
          </table:table-cell>
          <table:table-cell table:style-name="Default" table:number-columns-repeated="4"/>
          <table:table-cell table:number-columns-repeated="245"/>
        </table:table-row>
        <table:table-row table:style-name="ro6">
          <table:table-cell table:style-name="ce4" office:value-type="string">
            <text:p>WNOF</text:p>
          </table:table-cell>
          <table:table-cell table:style-name="ce11" office:value-type="float" office:value="6.18378378378378">
            <text:p>6.18</text:p>
          </table:table-cell>
          <table:table-cell table:style-name="ce11" office:value-type="float" office:value="3.55200543847723">
            <text:p>3.55</text:p>
          </table:table-cell>
          <table:table-cell table:style-name="ce12" office:value-type="float" office:value="3.51014040561622">
            <text:p>3.51</text:p>
          </table:table-cell>
          <table:table-cell table:style-name="ce12" office:value-type="float" office:value="11.3514644351464">
            <text:p>11.35</text:p>
          </table:table-cell>
          <table:table-cell table:style-name="ce12" office:value-type="float" office:value="6.14319809069212">
            <text:p>6.14</text:p>
          </table:table-cell>
          <table:table-cell table:style-name="ce12" office:value-type="float" office:value="5.15409836065574">
            <text:p>5.15</text:p>
          </table:table-cell>
          <table:table-cell table:style-name="Default" table:number-columns-repeated="4"/>
          <table:table-cell table:number-columns-repeated="245"/>
        </table:table-row>
        <table:table-row table:style-name="ro6">
          <table:table-cell table:number-columns-repeated="256"/>
        </table:table-row>
        <table:table-row table:style-name="ro6">
          <table:table-cell table:style-name="ce5" office:value-type="string" table:number-columns-spanned="7" table:number-rows-spanned="1">
            <text:p>High Load</text:p>
          </table:table-cell>
          <table:covered-table-cell table:style-name="ce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49"/>
        </table:table-row>
        <table:table-row table:style-name="ro6">
          <table:table-cell table:style-name="ce6"/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13" office:value-type="float" office:value="0.25">
            <text:p>0.25</text:p>
          </table:table-cell>
          <table:table-cell table:style-name="ce2" office:value-type="float" office:value="0.5">
            <text:p>0.5</text:p>
          </table:table-cell>
          <table:table-cell table:style-name="ce14">
            <draw:frame table:end-cell-address="fairness4x4.N26" table:end-x="0.5272in" table:end-y="0.161in" draw:z-index="1" draw:style-name="gr1" svg:width="5.8217in" svg:height="3.4157in" svg:x="0.0398in" svg:y="0.2323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4" table:number-columns-repeated="3"/>
          <table:table-cell table:style-name="ce15" table:number-columns-repeated="245"/>
        </table:table-row>
        <table:table-row table:style-name="ro6">
          <table:table-cell table:style-name="ce7"/>
          <table:table-cell table:style-name="ce10" office:value-type="string">
            <text:p>uniform</text:p>
          </table:table-cell>
          <table:table-cell table:style-name="ce10" office:value-type="string">
            <text:p>transpose</text:p>
          </table:table-cell>
          <table:table-cell table:style-name="ce10" office:value-type="string">
            <text:p>shuffle</text:p>
          </table:table-cell>
          <table:table-cell table:style-name="ce10" office:value-type="string">
            <text:p>tornado</text:p>
          </table:table-cell>
          <table:table-cell table:style-name="ce10" office:value-type="string">
            <text:p>B-uniform</text:p>
          </table:table-cell>
          <table:table-cell table:style-name="ce10" office:value-type="string">
            <text:p>B-Tornado</text:p>
          </table:table-cell>
          <table:table-cell table:number-columns-repeated="249"/>
        </table:table-row>
        <table:table-row table:style-name="ro6">
          <table:table-cell table:style-name="ce4" office:value-type="string">
            <text:p>MOE</text:p>
          </table:table-cell>
          <table:table-cell table:style-name="ce11" office:value-type="float" office:value="6.5726618705036">
            <text:p>6.57</text:p>
          </table:table-cell>
          <table:table-cell table:style-name="ce11" office:value-type="float" office:value="2.61553248750481">
            <text:p>2.62</text:p>
          </table:table-cell>
          <table:table-cell table:style-name="ce11" office:value-type="float" office:value="1.76756116811365">
            <text:p>1.77</text:p>
          </table:table-cell>
          <table:table-cell table:style-name="ce11" office:value-type="float" office:value="4.57285714285714">
            <text:p>4.57</text:p>
          </table:table-cell>
          <table:table-cell table:style-name="ce11" office:value-type="float" office:value="5.80036297640653">
            <text:p>5.8</text:p>
          </table:table-cell>
          <table:table-cell table:style-name="ce11" office:value-type="float" office:value="5.35633709356337">
            <text:p>5.36</text:p>
          </table:table-cell>
          <table:table-cell table:number-columns-repeated="249"/>
        </table:table-row>
        <table:table-row table:style-name="ro6">
          <table:table-cell table:style-name="ce4" office:value-type="string">
            <text:p>FVC</text:p>
          </table:table-cell>
          <table:table-cell table:style-name="ce11" office:value-type="float" office:value="6.5625">
            <text:p>6.56</text:p>
          </table:table-cell>
          <table:table-cell table:style-name="ce11" office:value-type="float" office:value="2.95494252873563">
            <text:p>2.95</text:p>
          </table:table-cell>
          <table:table-cell table:style-name="ce11" office:value-type="float" office:value="2.44527145359019">
            <text:p>2.45</text:p>
          </table:table-cell>
          <table:table-cell table:style-name="ce11" office:value-type="float" office:value="6.4340723453909">
            <text:p>6.43</text:p>
          </table:table-cell>
          <table:table-cell table:style-name="ce11" office:value-type="float" office:value="6.25069637883008">
            <text:p>6.25</text:p>
          </table:table-cell>
          <table:table-cell table:style-name="ce11" office:value-type="float" office:value="6.94306049822064">
            <text:p>6.94</text:p>
          </table:table-cell>
          <table:table-cell table:number-columns-repeated="249"/>
        </table:table-row>
        <table:table-row table:style-name="ro6">
          <table:table-cell table:style-name="ce4" office:value-type="string">
            <text:p>NOP</text:p>
          </table:table-cell>
          <table:table-cell table:style-name="ce11" office:value-type="float" office:value="6.80978260869565">
            <text:p>6.81</text:p>
          </table:table-cell>
          <table:table-cell table:style-name="ce11" office:value-type="float" office:value="3.27801494130203">
            <text:p>3.28</text:p>
          </table:table-cell>
          <table:table-cell table:style-name="ce11" office:value-type="float" office:value="2.52371541501976">
            <text:p>2.52</text:p>
          </table:table-cell>
          <table:table-cell table:style-name="ce11" office:value-type="float" office:value="6.89821882951654">
            <text:p>6.9</text:p>
          </table:table-cell>
          <table:table-cell table:style-name="ce11" office:value-type="float" office:value="6.62198952879581">
            <text:p>6.62</text:p>
          </table:table-cell>
          <table:table-cell table:style-name="ce11" office:value-type="float" office:value="7.82178217821782">
            <text:p>7.82</text:p>
          </table:table-cell>
          <table:table-cell table:number-columns-repeated="249"/>
        </table:table-row>
        <table:table-row table:style-name="ro6">
          <table:table-cell table:style-name="ce4" office:value-type="string">
            <text:p>WNOF</text:p>
          </table:table-cell>
          <table:table-cell table:style-name="ce11" office:value-type="float" office:value="8.49789915966387">
            <text:p>8.5</text:p>
          </table:table-cell>
          <table:table-cell table:style-name="ce11" office:value-type="float" office:value="3.76179104477612">
            <text:p>3.76</text:p>
          </table:table-cell>
          <table:table-cell table:style-name="ce11" office:value-type="float" office:value="2.53575297941495">
            <text:p>2.54</text:p>
          </table:table-cell>
          <table:table-cell table:style-name="ce11" office:value-type="float" office:value="10.3208722741433">
            <text:p>10.32</text:p>
          </table:table-cell>
          <table:table-cell table:style-name="ce11" office:value-type="float" office:value="7.33333333333333">
            <text:p>7.33</text:p>
          </table:table-cell>
          <table:table-cell table:style-name="ce11" office:value-type="float" office:value="8.20943396226415">
            <text:p>8.21</text:p>
          </table:table-cell>
          <table:table-cell table:number-columns-repeated="249"/>
        </table:table-row>
        <table:table-row table:style-name="ro2" table:number-rows-repeated="655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airness8x8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number-columns-repeated="4" table:default-cell-style-name="ce8"/>
        <table:table-column table:style-name="co3" table:number-columns-repeated="2" table:default-cell-style-name="ce22"/>
        <table:table-column table:style-name="co1" table:number-columns-repeated="2" table:default-cell-style-name="ce8"/>
        <table:table-column table:style-name="co1" table:number-columns-repeated="244" table:default-cell-style-name="Default"/>
        <table:table-row table:style-name="ro2" table:number-rows-repeated="2">
          <table:table-cell table:number-columns-repeated="253"/>
        </table:table-row>
        <table:table-row table:style-name="ro7">
          <table:table-cell table:number-columns-repeated="4"/>
          <table:table-cell office:value-type="string">
            <text:p>Fairness factor 8x8 mesh</text:p>
          </table:table-cell>
          <table:table-cell table:number-columns-repeated="248"/>
        </table:table-row>
        <table:table-row table:style-name="ro7">
          <table:table-cell table:number-columns-repeated="10"/>
          <table:table-cell>
            <draw:frame table:end-cell-address="fairness8x8.Q15" table:end-x="0.4835in" table:end-y="0.0736in" draw:z-index="0" draw:style-name="gr1" svg:width="5.6866in" svg:height="4.8445in" svg:x="0.1307in" svg:y="0.1386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42"/>
        </table:table-row>
        <table:table-row table:style-name="ro7">
          <table:table-cell table:style-name="ce2" office:value-type="string" table:number-columns-spanned="7" table:number-rows-spanned="1">
            <text:p>LOW LOAD</text:p>
          </table:table-cell>
          <table:covered-table-cell table:style-name="ce9"/>
          <table:covered-table-cell table:style-name="ce10"/>
          <table:covered-table-cell table:style-name="ce10"/>
          <table:covered-table-cell table:style-name="ce10"/>
          <table:covered-table-cell table:number-columns-repeated="2"/>
          <table:table-cell table:style-name="Default" table:number-columns-repeated="2"/>
          <table:table-cell table:number-columns-repeated="244"/>
        </table:table-row>
        <table:table-row table:style-name="ro9">
          <table:table-cell table:style-name="ce16"/>
          <table:table-cell table:style-name="ce9" office:value-type="float" office:value="0.25">
            <text:p>0.25</text:p>
          </table:table-cell>
          <table:table-cell table:style-name="ce9" office:value-type="float" office:value="0.15">
            <text:p>0.15</text:p>
          </table:table-cell>
          <table:table-cell table:style-name="ce9" office:value-type="float" office:value="0.25">
            <text:p>0.25</text:p>
          </table:table-cell>
          <table:table-cell table:style-name="ce9" office:value-type="float" office:value="0.1">
            <text:p>0.1</text:p>
          </table:table-cell>
          <table:table-cell table:style-name="ce23" office:value-type="float" office:value="0.15">
            <text:p>0.15</text:p>
          </table:table-cell>
          <table:table-cell table:style-name="ce23" office:value-type="float" office:value="0.1">
            <text:p>0.1</text:p>
          </table:table-cell>
          <table:table-cell table:style-name="ce25" table:number-columns-repeated="246"/>
        </table:table-row>
        <table:table-row table:style-name="ro9">
          <table:table-cell table:style-name="ce3"/>
          <table:table-cell table:style-name="ce10" office:value-type="string">
            <text:p>uniform</text:p>
          </table:table-cell>
          <table:table-cell table:style-name="ce10" office:value-type="string">
            <text:p>transpose</text:p>
          </table:table-cell>
          <table:table-cell table:style-name="ce10" office:value-type="string">
            <text:p>shuffle</text:p>
          </table:table-cell>
          <table:table-cell table:style-name="ce10" office:value-type="string">
            <text:p>tornado</text:p>
          </table:table-cell>
          <table:table-cell table:style-name="ce19" office:value-type="string">
            <text:p>B-uniform</text:p>
          </table:table-cell>
          <table:table-cell table:style-name="ce19" office:value-type="string">
            <text:p>B-Tornado</text:p>
          </table:table-cell>
          <table:table-cell table:style-name="Default" table:number-columns-repeated="2"/>
          <table:table-cell table:number-columns-repeated="244"/>
        </table:table-row>
        <table:table-row table:style-name="ro9">
          <table:table-cell table:style-name="ce17" office:value-type="string">
            <text:p>MOE</text:p>
          </table:table-cell>
          <table:table-cell table:style-name="ce11" office:value-type="float" office:value="3.1452784503632">
            <text:p>3.15</text:p>
          </table:table-cell>
          <table:table-cell table:style-name="ce11" office:value-type="float" office:value="1.03213367609255">
            <text:p>1.03</text:p>
          </table:table-cell>
          <table:table-cell table:style-name="ce21" office:value-type="float" office:value="1.67142857142857">
            <text:p>1.67</text:p>
          </table:table-cell>
          <table:table-cell table:style-name="ce21" office:value-type="float" office:value="1.95281582952816">
            <text:p>1.95</text:p>
          </table:table-cell>
          <table:table-cell table:style-name="ce24" office:value-type="float" office:value="2.74291115311909">
            <text:p>2.74</text:p>
          </table:table-cell>
          <table:table-cell table:style-name="ce24" office:value-type="float" office:value="1.91727493917275">
            <text:p>1.92</text:p>
          </table:table-cell>
          <table:table-cell table:style-name="Default" table:number-columns-repeated="2"/>
          <table:table-cell table:number-columns-repeated="244"/>
        </table:table-row>
        <table:table-row table:style-name="ro9">
          <table:table-cell table:style-name="ce17" office:value-type="string">
            <text:p>FVC</text:p>
          </table:table-cell>
          <table:table-cell table:style-name="ce11" office:value-type="float" office:value="3.32300884955752">
            <text:p>3.32</text:p>
          </table:table-cell>
          <table:table-cell table:style-name="ce11" office:value-type="float" office:value="1.67077681874229">
            <text:p>1.67</text:p>
          </table:table-cell>
          <table:table-cell table:style-name="ce21" office:value-type="float" office:value="1.8324439701174">
            <text:p>1.83</text:p>
          </table:table-cell>
          <table:table-cell table:style-name="ce21" office:value-type="float" office:value="2.39365671641791">
            <text:p>2.39</text:p>
          </table:table-cell>
          <table:table-cell table:style-name="ce24" office:value-type="float" office:value="3.14502164502164">
            <text:p>3.15</text:p>
          </table:table-cell>
          <table:table-cell table:style-name="ce24" office:value-type="float" office:value="2.41871165644172">
            <text:p>2.42</text:p>
          </table:table-cell>
          <table:table-cell table:style-name="Default" table:number-columns-repeated="2"/>
          <table:table-cell table:number-columns-repeated="244"/>
        </table:table-row>
        <table:table-row table:style-name="ro9">
          <table:table-cell table:style-name="ce18" office:value-type="string">
            <text:p>NOP</text:p>
          </table:table-cell>
          <table:table-cell table:style-name="ce11" office:value-type="float" office:value="3.68464052287582">
            <text:p>3.68</text:p>
          </table:table-cell>
          <table:table-cell table:style-name="ce11" office:value-type="float" office:value="1.63176895306859">
            <text:p>1.63</text:p>
          </table:table-cell>
          <table:table-cell table:style-name="ce21" office:value-type="float" office:value="1.95221843003413">
            <text:p>1.95</text:p>
          </table:table-cell>
          <table:table-cell table:style-name="ce21" office:value-type="float" office:value="2.51076320939335">
            <text:p>2.51</text:p>
          </table:table-cell>
          <table:table-cell table:style-name="ce24" office:value-type="float" office:value="3.4975845410628">
            <text:p>3.5</text:p>
          </table:table-cell>
          <table:table-cell table:style-name="ce24" office:value-type="float" office:value="2.5232">
            <text:p>2.52</text:p>
          </table:table-cell>
          <table:table-cell table:style-name="Default" table:number-columns-repeated="2"/>
          <table:table-cell table:number-columns-repeated="244"/>
        </table:table-row>
        <table:table-row table:style-name="ro9">
          <table:table-cell table:style-name="ce18" office:value-type="string">
            <text:p>WNOF</text:p>
          </table:table-cell>
          <table:table-cell table:style-name="ce11" office:value-type="float" office:value="3.7166392092257">
            <text:p>3.72</text:p>
          </table:table-cell>
          <table:table-cell table:style-name="ce11" office:value-type="float" office:value="1.70744010088272">
            <text:p>1.71</text:p>
          </table:table-cell>
          <table:table-cell table:style-name="ce21" office:value-type="float" office:value="1.90292177191329">
            <text:p>1.9</text:p>
          </table:table-cell>
          <table:table-cell table:style-name="ce21" office:value-type="float" office:value="2.60772357723577">
            <text:p>2.61</text:p>
          </table:table-cell>
          <table:table-cell table:style-name="ce24" office:value-type="float" office:value="3.57530864197531">
            <text:p>3.58</text:p>
          </table:table-cell>
          <table:table-cell table:style-name="ce24" office:value-type="float" office:value="2.62292358803987">
            <text:p>2.62</text:p>
          </table:table-cell>
          <table:table-cell table:style-name="Default" table:number-columns-repeated="2"/>
          <table:table-cell table:number-columns-repeated="244"/>
        </table:table-row>
        <table:table-row table:style-name="ro9">
          <table:table-cell table:number-columns-repeated="253"/>
        </table:table-row>
        <table:table-row table:style-name="ro9">
          <table:table-cell table:style-name="ce7"/>
          <table:table-cell table:style-name="ce16" office:value-type="string" table:number-columns-spanned="6" table:number-rows-spanned="1">
            <text:p>HIGH LOAD</text:p>
          </table:table-cell>
          <table:covered-table-cell table:style-name="ce20"/>
          <table:covered-table-cell table:style-name="ce20"/>
          <table:covered-table-cell table:style-name="ce20"/>
          <table:covered-table-cell table:number-columns-repeated="2"/>
          <table:table-cell table:number-columns-repeated="246"/>
        </table:table-row>
        <table:table-row table:style-name="ro9">
          <table:table-cell table:style-name="ce6"/>
          <table:table-cell table:style-name="ce16" office:value-type="float" office:value="0.35">
            <text:p>0.35</text:p>
          </table:table-cell>
          <table:table-cell table:style-name="ce13" office:value-type="float" office:value="0.25">
            <text:p>0.25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0.15">
            <text:p>0.15</text:p>
          </table:table-cell>
          <table:table-cell table:style-name="ce23" office:value-type="float" office:value="0.3">
            <text:p>0.3</text:p>
          </table:table-cell>
          <table:table-cell table:style-name="ce23" office:value-type="float" office:value="0.15">
            <text:p>0.15</text:p>
          </table:table-cell>
          <table:table-cell table:style-name="ce14" table:number-columns-repeated="2"/>
          <table:table-cell table:style-name="ce15" table:number-columns-repeated="244"/>
        </table:table-row>
        <table:table-row table:style-name="ro9">
          <table:table-cell table:style-name="ce7"/>
          <table:table-cell table:style-name="ce10" office:value-type="string">
            <text:p>uniform</text:p>
          </table:table-cell>
          <table:table-cell table:style-name="ce10" office:value-type="string">
            <text:p>transpose</text:p>
          </table:table-cell>
          <table:table-cell table:style-name="ce10" office:value-type="string">
            <text:p>shuffle</text:p>
          </table:table-cell>
          <table:table-cell table:style-name="ce10" office:value-type="string">
            <text:p>tornado</text:p>
          </table:table-cell>
          <table:table-cell table:style-name="ce19" office:value-type="string">
            <text:p>B-uniform</text:p>
          </table:table-cell>
          <table:table-cell table:style-name="ce19" office:value-type="string">
            <text:p>B-Tornado</text:p>
          </table:table-cell>
          <table:table-cell table:number-columns-repeated="246"/>
        </table:table-row>
        <table:table-row table:style-name="ro9">
          <table:table-cell table:style-name="ce17" office:value-type="string">
            <text:p>MOE</text:p>
          </table:table-cell>
          <table:table-cell table:style-name="ce19" office:value-type="float" office:value="2.07820708354516">
            <text:p>2.08</text:p>
          </table:table-cell>
          <table:table-cell table:style-name="ce19" office:value-type="float" office:value="1.54900833572866">
            <text:p>1.55</text:p>
          </table:table-cell>
          <table:table-cell table:style-name="ce19" office:value-type="float" office:value="1.79225946467326">
            <text:p>1.79</text:p>
          </table:table-cell>
          <table:table-cell table:style-name="ce19" office:value-type="float" office:value="1.91899710703954">
            <text:p>1.92</text:p>
          </table:table-cell>
          <table:table-cell table:style-name="ce24" office:value-type="float" office:value="2.28619697159304">
            <text:p>2.29</text:p>
          </table:table-cell>
          <table:table-cell table:style-name="ce24" office:value-type="float" office:value="2.14973821989529">
            <text:p>2.15</text:p>
          </table:table-cell>
          <table:table-cell table:number-columns-repeated="3"/>
          <table:table-cell>
            <draw:frame table:end-cell-address="fairness8x8.Q29" table:end-x="0.4118in" table:end-y="0.0465in" draw:z-index="1" draw:style-name="gr1" svg:width="5.6472in" svg:height="3.7205in" svg:x="0.0984in" svg:y="0.0622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42"/>
        </table:table-row>
        <table:table-row table:style-name="ro9">
          <table:table-cell table:style-name="ce17" office:value-type="string">
            <text:p>FVC</text:p>
          </table:table-cell>
          <table:table-cell table:style-name="ce19" office:value-type="float" office:value="2.19305277221109">
            <text:p>2.19</text:p>
          </table:table-cell>
          <table:table-cell table:style-name="ce19" office:value-type="float" office:value="1.72832369942197">
            <text:p>1.73</text:p>
          </table:table-cell>
          <table:table-cell table:style-name="ce19" office:value-type="float" office:value="1.93800539083558">
            <text:p>1.94</text:p>
          </table:table-cell>
          <table:table-cell table:style-name="ce19" office:value-type="float" office:value="2.4505076142132">
            <text:p>2.45</text:p>
          </table:table-cell>
          <table:table-cell table:style-name="ce24" office:value-type="float" office:value="3.49367088607595">
            <text:p>3.49</text:p>
          </table:table-cell>
          <table:table-cell table:style-name="ce24" office:value-type="float" office:value="2.41547619047619">
            <text:p>2.42</text:p>
          </table:table-cell>
          <table:table-cell table:number-columns-repeated="246"/>
        </table:table-row>
        <table:table-row table:style-name="ro9">
          <table:table-cell table:style-name="ce18" office:value-type="string">
            <text:p>NOP</text:p>
          </table:table-cell>
          <table:table-cell table:style-name="ce19" office:value-type="float" office:value="3.79640718562874">
            <text:p>3.8</text:p>
          </table:table-cell>
          <table:table-cell table:style-name="ce19" office:value-type="float" office:value="1.76543209876543">
            <text:p>1.77</text:p>
          </table:table-cell>
          <table:table-cell table:style-name="ce19" office:value-type="float" office:value="1.66237113402062">
            <text:p>1.66</text:p>
          </table:table-cell>
          <table:table-cell table:style-name="ce19" office:value-type="float" office:value="2.60863697705803">
            <text:p>2.61</text:p>
          </table:table-cell>
          <table:table-cell table:style-name="ce24" office:value-type="float" office:value="3.74740932642487">
            <text:p>3.75</text:p>
          </table:table-cell>
          <table:table-cell table:style-name="ce24" office:value-type="float" office:value="2.57106598984772">
            <text:p>2.57</text:p>
          </table:table-cell>
          <table:table-cell table:number-columns-repeated="246"/>
        </table:table-row>
        <table:table-row table:style-name="ro9">
          <table:table-cell table:style-name="ce18" office:value-type="string">
            <text:p>WNOF</text:p>
          </table:table-cell>
          <table:table-cell table:style-name="ce19" office:value-type="float" office:value="4.00500625782228">
            <text:p>4.01</text:p>
          </table:table-cell>
          <table:table-cell table:style-name="ce19" office:value-type="float" office:value="1.82122905027933">
            <text:p>1.82</text:p>
          </table:table-cell>
          <table:table-cell table:style-name="ce19" office:value-type="float" office:value="2.03199667567006">
            <text:p>2.03</text:p>
          </table:table-cell>
          <table:table-cell table:style-name="ce19" office:value-type="float" office:value="2.84325108853411">
            <text:p>2.84</text:p>
          </table:table-cell>
          <table:table-cell table:style-name="ce24" office:value-type="float" office:value="3.90120160213618">
            <text:p>3.9</text:p>
          </table:table-cell>
          <table:table-cell table:style-name="ce24" office:value-type="float" office:value="2.73918918918919">
            <text:p>2.74</text:p>
          </table:table-cell>
          <table:table-cell table:number-columns-repeated="246"/>
        </table:table-row>
        <table:table-row table:style-name="ro2" table:number-rows-repeated="8">
          <table:table-cell table:number-columns-repeated="253"/>
        </table:table-row>
        <table:table-row table:style-name="ro2">
          <table:table-cell table:number-columns-repeated="6"/>
          <table:table-cell office:value-type="string">
            <text:p><text:s/></text:p>
          </table:table-cell>
          <table:table-cell table:number-columns-repeated="246"/>
        </table:table-row>
        <table:table-row table:style-name="ro2" table:number-rows-repeated="65507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3">09/03/2011</text:date>, <text:time>22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JOHN JOSE</meta:initial-creator>
    <meta:creation-date>2011-09-02T19:48:12</meta:creation-date>
    <dc:creator>mahathi </dc:creator>
    <dc:date>2011-09-03T22:43:10</dc:date>
    <meta:editing-cycles>4</meta:editing-cycles>
    <meta:editing-duration>PT02H00M16S</meta:editing-duration>
    <meta:document-statistic meta:table-count="3" meta:cell-count="167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161cm" svg:height="9.324cm" chart:class="chart:bar" chart:style-name="ch1">
        <chart:legend chart:legend-position="end" svg:x="11.372cm" svg:y="3.85cm" chart:style-name="ch2"/>
        <chart:plot-area chart:style-name="ch3" chart:data-source-has-labels="both" svg:x="0.263cm" svg:y="0.184cm" svg:width="10.846cm" svg:height="8.765cm">
          <chart:axis chart:dimension="x" chart:name="primary-x" chart:style-name="ch4"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</table:table-cell>
              <table:table-cell office:value-type="string">
                <text:p>transpose</text:p>
              </table:table-cell>
              <table:table-cell office:value-type="string">
                <text:p>shuffle</text:p>
              </table:table-cell>
              <table:table-cell office:value-type="string">
                <text:p>tornado</text:p>
              </table:table-cell>
              <table:table-cell office:value-type="string">
                <text:p>B-uniform</text:p>
              </table:table-cell>
              <table:table-cell office:value-type="string">
                <text:p>B-Tornado</text:p>
              </table:table-cell>
            </table:table-row>
          </table:table-header-rows>
          <table:table-rows>
            <table:table-row>
              <table:table-cell office:value-type="string">
                <text:p>MOE</text:p>
              </table:table-cell>
              <table:table-cell office:value-type="float" office:value="5.49273021001615">
                <text:p>5.49273021001615</text:p>
              </table:table-cell>
              <table:table-cell office:value-type="float" office:value="2.79830563701531">
                <text:p>2.79830563701531</text:p>
              </table:table-cell>
              <table:table-cell office:value-type="float" office:value="2.15497896213184">
                <text:p>2.15497896213184</text:p>
              </table:table-cell>
              <table:table-cell office:value-type="float" office:value="3.95870206489676">
                <text:p>3.95870206489676</text:p>
              </table:table-cell>
              <table:table-cell office:value-type="float" office:value="5.064039408867">
                <text:p>5.064039408867</text:p>
              </table:table-cell>
              <table:table-cell office:value-type="float" office:value="3.60201511335013">
                <text:p>3.60201511335013</text:p>
              </table:table-cell>
            </table:table-row>
            <table:table-row>
              <table:table-cell office:value-type="string">
                <text:p>FVC</text:p>
              </table:table-cell>
              <table:table-cell office:value-type="float" office:value="6.24444444444444">
                <text:p>6.24444444444444</text:p>
              </table:table-cell>
              <table:table-cell office:value-type="float" office:value="2.88926553672316">
                <text:p>2.88926553672316</text:p>
              </table:table-cell>
              <table:table-cell office:value-type="float" office:value="3.25635593220339">
                <text:p>3.25635593220339</text:p>
              </table:table-cell>
              <table:table-cell office:value-type="float" office:value="6.14091680814941">
                <text:p>6.14091680814941</text:p>
              </table:table-cell>
              <table:table-cell office:value-type="float" office:value="4.99810606060606">
                <text:p>4.99810606060606</text:p>
              </table:table-cell>
              <table:table-cell office:value-type="float" office:value="4.30675675675676">
                <text:p>4.30675675675676</text:p>
              </table:table-cell>
            </table:table-row>
            <table:table-row>
              <table:table-cell office:value-type="string">
                <text:p>NOP</text:p>
              </table:table-cell>
              <table:table-cell office:value-type="float" office:value="6.61176470588235">
                <text:p>6.61176470588235</text:p>
              </table:table-cell>
              <table:table-cell office:value-type="float" office:value="3.31048387096774">
                <text:p>3.31048387096774</text:p>
              </table:table-cell>
              <table:table-cell office:value-type="float" office:value="3.56843800322061">
                <text:p>3.56843800322061</text:p>
              </table:table-cell>
              <table:table-cell office:value-type="float" office:value="6.50721153846154">
                <text:p>6.50721153846154</text:p>
              </table:table-cell>
              <table:table-cell office:value-type="float" office:value="6.26567164179104">
                <text:p>6.26567164179104</text:p>
              </table:table-cell>
              <table:table-cell office:value-type="float" office:value="4.44601769911504">
                <text:p>4.44601769911504</text:p>
              </table:table-cell>
            </table:table-row>
            <table:table-row>
              <table:table-cell office:value-type="string">
                <text:p>WNOF</text:p>
              </table:table-cell>
              <table:table-cell office:value-type="float" office:value="6.18378378378378">
                <text:p>6.18378378378378</text:p>
              </table:table-cell>
              <table:table-cell office:value-type="float" office:value="3.55200543847723">
                <text:p>3.55200543847723</text:p>
              </table:table-cell>
              <table:table-cell office:value-type="float" office:value="3.51014040561622">
                <text:p>3.51014040561622</text:p>
              </table:table-cell>
              <table:table-cell office:value-type="float" office:value="11.3514644351464">
                <text:p>11.3514644351464</text:p>
              </table:table-cell>
              <table:table-cell office:value-type="float" office:value="6.14319809069212">
                <text:p>6.14319809069212</text:p>
              </table:table-cell>
              <table:table-cell office:value-type="float" office:value="5.15409836065574">
                <text:p>5.154098360655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788cm" svg:height="8.835cm" chart:class="chart:bar" chart:style-name="ch1">
        <chart:legend chart:legend-position="end" svg:x="12.967cm" svg:y="3.605cm" chart:style-name="ch2"/>
        <chart:plot-area chart:style-name="ch3" chart:data-source-has-labels="both" svg:x="0.294cm" svg:y="0.174cm" svg:width="12.377cm" svg:height="8.304cm">
          <chart:axis chart:dimension="x" chart:name="primary-x" chart:style-name="ch4"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</table:table-cell>
              <table:table-cell office:value-type="string">
                <text:p>transpose</text:p>
              </table:table-cell>
              <table:table-cell office:value-type="string">
                <text:p>shuffle</text:p>
              </table:table-cell>
              <table:table-cell office:value-type="string">
                <text:p>tornado</text:p>
              </table:table-cell>
              <table:table-cell office:value-type="string">
                <text:p>B-uniform</text:p>
              </table:table-cell>
              <table:table-cell office:value-type="string">
                <text:p>B-Tornado</text:p>
              </table:table-cell>
            </table:table-row>
          </table:table-header-rows>
          <table:table-rows>
            <table:table-row>
              <table:table-cell office:value-type="string">
                <text:p>MOE</text:p>
              </table:table-cell>
              <table:table-cell office:value-type="float" office:value="6.5726618705036">
                <text:p>6.5726618705036</text:p>
              </table:table-cell>
              <table:table-cell office:value-type="float" office:value="2.61553248750481">
                <text:p>2.61553248750481</text:p>
              </table:table-cell>
              <table:table-cell office:value-type="float" office:value="1.76756116811365">
                <text:p>1.76756116811365</text:p>
              </table:table-cell>
              <table:table-cell office:value-type="float" office:value="4.57285714285714">
                <text:p>4.57285714285714</text:p>
              </table:table-cell>
              <table:table-cell office:value-type="float" office:value="5.80036297640653">
                <text:p>5.80036297640653</text:p>
              </table:table-cell>
              <table:table-cell office:value-type="float" office:value="5.35633709356337">
                <text:p>5.35633709356337</text:p>
              </table:table-cell>
            </table:table-row>
            <table:table-row>
              <table:table-cell office:value-type="string">
                <text:p>FVC</text:p>
              </table:table-cell>
              <table:table-cell office:value-type="float" office:value="6.5625">
                <text:p>6.5625</text:p>
              </table:table-cell>
              <table:table-cell office:value-type="float" office:value="2.95494252873563">
                <text:p>2.95494252873563</text:p>
              </table:table-cell>
              <table:table-cell office:value-type="float" office:value="2.44527145359019">
                <text:p>2.44527145359019</text:p>
              </table:table-cell>
              <table:table-cell office:value-type="float" office:value="6.4340723453909">
                <text:p>6.4340723453909</text:p>
              </table:table-cell>
              <table:table-cell office:value-type="float" office:value="6.25069637883008">
                <text:p>6.25069637883008</text:p>
              </table:table-cell>
              <table:table-cell office:value-type="float" office:value="6.94306049822064">
                <text:p>6.94306049822064</text:p>
              </table:table-cell>
            </table:table-row>
            <table:table-row>
              <table:table-cell office:value-type="string">
                <text:p>NOP</text:p>
              </table:table-cell>
              <table:table-cell office:value-type="float" office:value="6.80978260869565">
                <text:p>6.80978260869565</text:p>
              </table:table-cell>
              <table:table-cell office:value-type="float" office:value="3.27801494130203">
                <text:p>3.27801494130203</text:p>
              </table:table-cell>
              <table:table-cell office:value-type="float" office:value="2.52371541501976">
                <text:p>2.52371541501976</text:p>
              </table:table-cell>
              <table:table-cell office:value-type="float" office:value="6.89821882951654">
                <text:p>6.89821882951654</text:p>
              </table:table-cell>
              <table:table-cell office:value-type="float" office:value="6.62198952879581">
                <text:p>6.62198952879581</text:p>
              </table:table-cell>
              <table:table-cell office:value-type="float" office:value="7.82178217821782">
                <text:p>7.82178217821782</text:p>
              </table:table-cell>
            </table:table-row>
            <table:table-row>
              <table:table-cell office:value-type="string">
                <text:p>WNOF</text:p>
              </table:table-cell>
              <table:table-cell office:value-type="float" office:value="8.49789915966387">
                <text:p>8.49789915966387</text:p>
              </table:table-cell>
              <table:table-cell office:value-type="float" office:value="3.76179104477612">
                <text:p>3.76179104477612</text:p>
              </table:table-cell>
              <table:table-cell office:value-type="float" office:value="2.53575297941495">
                <text:p>2.53575297941495</text:p>
              </table:table-cell>
              <table:table-cell office:value-type="float" office:value="10.3208722741433">
                <text:p>10.32087227414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20943396226415">
                <text:p>8.20943396226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45cm" svg:height="12.306cm" chart:class="chart:bar" chart:style-name="ch1">
        <chart:legend chart:legend-position="end" svg:x="12.63cm" svg:y="5.183cm" chart:style-name="ch2"/>
        <chart:plot-area chart:style-name="ch3" chart:data-source-has-labels="both" svg:x="0.288cm" svg:y="0.245cm" svg:width="12.055cm" svg:height="11.566cm"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bar">
            <chart:data-point chart:repeated="4"/>
          </chart:series>
          <chart:series chart:style-name="ch8" chart:values-cell-range-address="local-table.$B$3:.$E$3" chart:label-cell-address="local-table.$A$3" chart:class="chart:bar">
            <chart:data-point chart:repeated="4"/>
          </chart:series>
          <chart:series chart:style-name="ch9" chart:values-cell-range-address="local-table.$B$4:.$E$4" chart:label-cell-address="local-table.$A$4" chart:class="chart:bar">
            <chart:data-point chart:repeated="4"/>
          </chart:series>
          <chart:series chart:style-name="ch10" chart:values-cell-range-address="local-table.$B$5:.$E$5" chart:label-cell-address="local-table.$A$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</table:table-cell>
              <table:table-cell office:value-type="string">
                <text:p>transpose</text:p>
              </table:table-cell>
              <table:table-cell office:value-type="string">
                <text:p>shuffle</text:p>
              </table:table-cell>
              <table:table-cell office:value-type="string">
                <text:p>tornado</text:p>
              </table:table-cell>
            </table:table-row>
          </table:table-header-rows>
          <table:table-rows>
            <table:table-row>
              <table:table-cell office:value-type="string">
                <text:p>MOE</text:p>
              </table:table-cell>
              <table:table-cell office:value-type="float" office:value="3.1452784503632">
                <text:p>3.1452784503632</text:p>
              </table:table-cell>
              <table:table-cell office:value-type="float" office:value="1.03213367609255">
                <text:p>1.03213367609255</text:p>
              </table:table-cell>
              <table:table-cell office:value-type="float" office:value="1.67142857142857">
                <text:p>1.67142857142857</text:p>
              </table:table-cell>
              <table:table-cell office:value-type="float" office:value="1.95281582952816">
                <text:p>1.95281582952816</text:p>
              </table:table-cell>
            </table:table-row>
            <table:table-row>
              <table:table-cell office:value-type="string">
                <text:p>FVC</text:p>
              </table:table-cell>
              <table:table-cell office:value-type="float" office:value="3.32300884955752">
                <text:p>3.32300884955752</text:p>
              </table:table-cell>
              <table:table-cell office:value-type="float" office:value="1.67077681874229">
                <text:p>1.67077681874229</text:p>
              </table:table-cell>
              <table:table-cell office:value-type="float" office:value="1.8324439701174">
                <text:p>1.8324439701174</text:p>
              </table:table-cell>
              <table:table-cell office:value-type="float" office:value="2.39365671641791">
                <text:p>2.39365671641791</text:p>
              </table:table-cell>
            </table:table-row>
            <table:table-row>
              <table:table-cell office:value-type="string">
                <text:p>NOP</text:p>
              </table:table-cell>
              <table:table-cell office:value-type="float" office:value="3.68464052287582">
                <text:p>3.68464052287582</text:p>
              </table:table-cell>
              <table:table-cell office:value-type="float" office:value="1.63176895306859">
                <text:p>1.63176895306859</text:p>
              </table:table-cell>
              <table:table-cell office:value-type="float" office:value="1.95221843003413">
                <text:p>1.95221843003413</text:p>
              </table:table-cell>
              <table:table-cell office:value-type="float" office:value="2.51076320939335">
                <text:p>2.51076320939335</text:p>
              </table:table-cell>
            </table:table-row>
            <table:table-row>
              <table:table-cell office:value-type="string">
                <text:p>WNOF</text:p>
              </table:table-cell>
              <table:table-cell office:value-type="float" office:value="3.7166392092257">
                <text:p>3.7166392092257</text:p>
              </table:table-cell>
              <table:table-cell office:value-type="float" office:value="1.70744010088272">
                <text:p>1.70744010088272</text:p>
              </table:table-cell>
              <table:table-cell office:value-type="float" office:value="1.90292177191329">
                <text:p>1.90292177191329</text:p>
              </table:table-cell>
              <table:table-cell office:value-type="float" office:value="2.60772357723577">
                <text:p>2.60772357723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345cm" svg:height="9.688cm" chart:class="chart:bar" chart:style-name="ch1">
        <chart:legend chart:legend-position="end" svg:x="12.533cm" svg:y="3.947cm" chart:style-name="ch2"/>
        <chart:plot-area chart:style-name="ch3" chart:data-source-has-labels="both" svg:x="0.285cm" svg:y="0.191cm" svg:width="11.96cm" svg:height="9.106cm"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bar">
            <chart:data-point chart:repeated="4"/>
          </chart:series>
          <chart:series chart:style-name="ch8" chart:values-cell-range-address="local-table.$B$3:.$E$3" chart:label-cell-address="local-table.$A$3" chart:class="chart:bar">
            <chart:data-point chart:repeated="4"/>
          </chart:series>
          <chart:series chart:style-name="ch9" chart:values-cell-range-address="local-table.$B$4:.$E$4" chart:label-cell-address="local-table.$A$4" chart:class="chart:bar">
            <chart:data-point chart:repeated="4"/>
          </chart:series>
          <chart:series chart:style-name="ch10" chart:values-cell-range-address="local-table.$B$5:.$E$5" chart:label-cell-address="local-table.$A$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</table:table-cell>
              <table:table-cell office:value-type="string">
                <text:p>transpose</text:p>
              </table:table-cell>
              <table:table-cell office:value-type="string">
                <text:p>shuffle</text:p>
              </table:table-cell>
              <table:table-cell office:value-type="string">
                <text:p>tornado</text:p>
              </table:table-cell>
            </table:table-row>
          </table:table-header-rows>
          <table:table-rows>
            <table:table-row>
              <table:table-cell office:value-type="string">
                <text:p>MOE</text:p>
              </table:table-cell>
              <table:table-cell office:value-type="float" office:value="2.07820708354516">
                <text:p>2.07820708354516</text:p>
              </table:table-cell>
              <table:table-cell office:value-type="float" office:value="1.54900833572866">
                <text:p>1.54900833572866</text:p>
              </table:table-cell>
              <table:table-cell office:value-type="float" office:value="1.79225946467326">
                <text:p>1.79225946467326</text:p>
              </table:table-cell>
              <table:table-cell office:value-type="float" office:value="1.91899710703954">
                <text:p>1.91899710703954</text:p>
              </table:table-cell>
            </table:table-row>
            <table:table-row>
              <table:table-cell office:value-type="string">
                <text:p>FVC</text:p>
              </table:table-cell>
              <table:table-cell office:value-type="float" office:value="2.19305277221109">
                <text:p>2.19305277221109</text:p>
              </table:table-cell>
              <table:table-cell office:value-type="float" office:value="1.72832369942197">
                <text:p>1.72832369942197</text:p>
              </table:table-cell>
              <table:table-cell office:value-type="float" office:value="1.93800539083558">
                <text:p>1.93800539083558</text:p>
              </table:table-cell>
              <table:table-cell office:value-type="float" office:value="2.4505076142132">
                <text:p>2.4505076142132</text:p>
              </table:table-cell>
            </table:table-row>
            <table:table-row>
              <table:table-cell office:value-type="string">
                <text:p>NOP</text:p>
              </table:table-cell>
              <table:table-cell office:value-type="float" office:value="3.79640718562874">
                <text:p>3.79640718562874</text:p>
              </table:table-cell>
              <table:table-cell office:value-type="float" office:value="1.76543209876543">
                <text:p>1.76543209876543</text:p>
              </table:table-cell>
              <table:table-cell office:value-type="float" office:value="1.66237113402062">
                <text:p>1.66237113402062</text:p>
              </table:table-cell>
              <table:table-cell office:value-type="float" office:value="2.60863697705803">
                <text:p>2.60863697705803</text:p>
              </table:table-cell>
            </table:table-row>
            <table:table-row>
              <table:table-cell office:value-type="string">
                <text:p>WNOF</text:p>
              </table:table-cell>
              <table:table-cell office:value-type="float" office:value="4.00500625782228">
                <text:p>4.00500625782228</text:p>
              </table:table-cell>
              <table:table-cell office:value-type="float" office:value="1.82122905027933">
                <text:p>1.82122905027933</text:p>
              </table:table-cell>
              <table:table-cell office:value-type="float" office:value="2.03199667567006">
                <text:p>2.03199667567006</text:p>
              </table:table-cell>
              <table:table-cell office:value-type="float" office:value="2.84325108853411">
                <text:p>2.843251088534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